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000000015E53BB01D5.png" manifest:media-type="image/png"/>
  <manifest:file-entry manifest:full-path="Pictures/100000000000070800000258D02081F6.png" manifest:media-type="image/png"/>
  <manifest:file-entry manifest:full-path="Pictures/10000001000000B2000000AA2CD25B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entury Gothic" svg:font-family="'Century Gothic'" style:font-family-generic="swiss" style:font-pitch="variable"/>
    <style:font-face style:name="IBMPlexMono" svg:font-family="IBMPlexMono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Gothic" fo:font-size="20pt" fo:font-weight="bold" officeooo:rsid="000655d9" officeooo:paragraph-rsid="000655d9" style:font-size-asian="17.5pt" style:font-weight-asian="bold" style:font-name-complex="Century Gothic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entury Gothic" fo:font-size="11pt" fo:font-weight="normal" officeooo:rsid="000655d9" officeooo:paragraph-rsid="000655d9" style:font-size-asian="9.60000038146973pt" style:font-weight-asian="normal" style:font-name-complex="Century Gothic" style:font-size-complex="11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Century Gothic" fo:font-size="11pt" fo:font-weight="bold" officeooo:rsid="000655d9" officeooo:paragraph-rsid="000655d9" style:font-size-asian="9.60000038146973pt" style:font-weight-asian="bold" style:font-name-complex="Century Gothic" style:font-size-complex="11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loext:opacity="100%" style:font-name="IBMPlexMono" fo:font-size="9pt" fo:font-weight="normal" officeooo:rsid="000655d9" officeooo:paragraph-rsid="000655d9" fo:background-color="#ffffff" style:font-size-asian="9.60000038146973pt" style:font-weight-asian="bold" style:font-name-complex="Century Gothic" style:font-size-complex="11pt" style:font-weight-complex="bold"/>
    </style:style>
    <style:style style:name="P5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fo:background-color="#ffffff"/>
    </style:style>
    <style:style style:name="P6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officeooo:paragraph-rsid="000655d9" fo:background-color="#ffffff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entury Gothic" fo:font-size="11pt" fo:font-weight="normal" officeooo:rsid="000655d9" officeooo:paragraph-rsid="000655d9" style:font-size-asian="9.60000038146973pt" style:font-weight-asian="normal" style:font-name-complex="Century Gothic" style:font-size-complex="11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loext:opacity="100%" style:font-name="IBMPlexMono" fo:font-size="9pt" fo:font-weight="normal" officeooo:rsid="000655d9" officeooo:paragraph-rsid="000655d9" fo:background-color="#ffffff" style:font-size-asian="9.60000038146973pt" style:font-weight-asian="normal" style:font-name-complex="Century Gothic" style:font-size-complex="11pt" style:font-weight-complex="normal"/>
    </style:style>
    <style:style style:name="P9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officeooo:paragraph-rsid="000afe01" fo:background-color="#ffffff"/>
    </style:style>
    <style:style style:name="P10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fo:background-color="#ffffff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loext:opacity="100%" style:font-name="IBMPlexMono" fo:font-size="9pt" fo:font-weight="normal" officeooo:rsid="000afe01" officeooo:paragraph-rsid="000afe01" fo:background-color="#ffffff" style:font-size-asian="9.60000038146973pt" style:font-weight-asian="normal" style:font-name-complex="Century Gothic" style:font-size-complex="11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Century Gothic" fo:font-size="11pt" fo:font-weight="normal" officeooo:rsid="000afe01" officeooo:paragraph-rsid="000afe01" style:font-size-asian="9.60000038146973pt" style:font-weight-asian="normal" style:font-name-complex="Century Gothic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entury Gothic" fo:font-size="11pt" fo:font-weight="bold" officeooo:rsid="000655d9" officeooo:paragraph-rsid="000655d9" style:font-size-asian="9.60000038146973pt" style:font-weight-asian="bold" style:font-name-complex="Century Gothic" style:font-size-complex="11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Century Gothic" fo:font-size="11pt" fo:font-weight="normal" officeooo:rsid="000655d9" officeooo:paragraph-rsid="000655d9" style:font-size-asian="9.60000038146973pt" style:font-weight-asian="normal" style:font-name-complex="Century Gothic" style:font-size-complex="11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Century Gothic" fo:font-size="11pt" fo:font-weight="normal" officeooo:rsid="000809ae" officeooo:paragraph-rsid="000809ae" style:font-size-asian="9.60000038146973pt" style:font-weight-asian="normal" style:font-name-complex="Century Gothic" style:font-size-complex="11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Century Gothic" fo:font-size="11pt" fo:font-weight="normal" officeooo:rsid="000afe01" officeooo:paragraph-rsid="000afe01" style:font-size-asian="9.60000038146973pt" style:font-weight-asian="normal" style:font-name-complex="Century Gothic" style:font-size-complex="11pt" style:font-weight-complex="normal"/>
    </style:style>
    <style:style style:name="P17" style:family="paragraph" style:parent-style-name="Header">
      <style:paragraph-properties fo:text-align="center" style:justify-single-word="false">
        <style:tab-stops>
          <style:tab-stop style:position="12.002cm"/>
        </style:tab-stops>
      </style:paragraph-properties>
      <style:text-properties style:font-name="Century Gothic" fo:font-size="14pt" style:font-size-asian="14pt" style:font-name-complex="Century Gothic" style:font-size-complex="14pt"/>
    </style:style>
    <style:style style:name="P18" style:family="paragraph" style:parent-style-name="Standard">
      <loext:graphic-properties draw:fill="solid" draw:fill-color="#d9d9d9"/>
      <style:paragraph-properties fo:background-color="#d9d9d9" fo:padding-left="0.141cm" fo:padding-right="0.141cm" fo:padding-top="0.035cm" fo:padding-bottom="0.035cm" fo:border="0.51pt solid #000000" style:shadow="none"/>
    </style:style>
    <style:style style:name="P19" style:family="paragraph" style:parent-style-name="Standard">
      <loext:graphic-properties draw:fill="solid" draw:fill-color="#d9d9d9"/>
      <style:paragraph-properties fo:background-color="#d9d9d9" fo:padding-left="0.141cm" fo:padding-right="0.141cm" fo:padding-top="0.035cm" fo:padding-bottom="0.035cm" fo:border="0.51pt solid #000000" style:shadow="none"/>
      <style:text-properties style:font-name="Century Gothic" fo:font-size="11pt" fo:font-weight="bold" style:font-size-asian="11pt" style:font-weight-asian="bold" style:font-name-complex="Century Gothic" style:font-size-complex="11pt"/>
    </style:style>
    <style:style style:name="T1" style:family="text">
      <style:text-properties officeooo:rsid="000809ae"/>
    </style:style>
    <style:style style:name="T2" style:family="text">
      <style:text-properties officeooo:rsid="000afe0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normal" style:font-weight-complex="normal"/>
    </style:style>
    <style:style style:name="T5" style:family="text">
      <style:text-properties fo:color="#a31515" loext:opacity="100%" style:font-name="IBMPlexMono" fo:font-size="9pt" fo:font-weight="normal"/>
    </style:style>
    <style:style style:name="T6" style:family="text">
      <style:text-properties style:font-name="IBMPlexMono" fo:font-size="9pt" fo:font-weight="normal"/>
    </style:style>
    <style:style style:name="T7" style:family="text">
      <style:text-properties fo:color="#098658" loext:opacity="100%" style:font-name="IBMPlexMono" fo:font-size="9pt" fo:font-weight="normal"/>
    </style:style>
    <style:style style:name="T8" style:family="text">
      <style:text-properties fo:color="#0451a5" loext:opacity="100%" style:font-name="IBMPlexMono" fo:font-size="9pt" fo:font-weight="bold"/>
    </style:style>
    <style:style style:name="T9" style:family="text">
      <style:text-properties fo:color="#0451a5" loext:opacity="100%" style:font-name="IBMPlexMono" fo:font-size="9pt" fo:font-weight="normal"/>
    </style:style>
    <style:style style:name="T10" style:family="text">
      <style:text-properties fo:font-weight="bold" officeooo:rsid="000afe01" style:font-weight-asian="bold" style:font-weight-complex="bold"/>
    </style:style>
    <style:style style:name="T11" style:family="text">
      <style:text-properties fo:color="#098658" loext:opacity="100%" style:font-name="IBMPlexMono" fo:font-size="9pt" fo:font-weight="normal" officeooo:rsid="000afe01"/>
    </style:style>
    <style:style style:name="T12" style:family="text">
      <style:text-properties officeooo:rsid="0008c391"/>
    </style:style>
    <style:style style:name="T13" style:family="text">
      <style:text-properties officeooo:rsid="0008af41"/>
    </style:style>
    <style:style style:name="T14" style:family="text">
      <style:text-properties officeooo:rsid="000a1ff7"/>
    </style:style>
    <style:style style:name="T15" style:family="text">
      <style:text-properties style:font-name="Century Gothic" fo:font-size="14pt" style:font-size-asian="14pt" style:font-name-complex="Century Gothic" style:font-size-complex="14pt"/>
    </style:style>
    <style:style style:name="T16" style:family="text">
      <style:text-properties style:font-name="Century Gothic" fo:font-size="11pt" fo:font-weight="bold" style:font-size-asian="11pt" style:font-weight-asian="bold" style:font-name-complex="Century Gothic" style:font-size-complex="11pt"/>
    </style:style>
    <style:style style:name="T17" style:family="text">
      <style:text-properties style:font-name="Century Gothic" fo:font-size="11pt" fo:font-weight="bold" officeooo:rsid="000655d9" style:font-size-asian="11pt" style:font-weight-asian="bold" style:font-name-complex="Century Gothic" style:font-size-complex="11pt"/>
    </style:style>
    <style:style style:name="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6cm" fo:padding-right="0.256cm" fo:padding-top="0.129cm" fo:padding-bottom="0.129cm" fo:border="none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1EVAL DWS</text:p>
      <text:p text:style-name="P1"/>
      <text:p text:style-name="P2">Dada la bbdd adjunta, realizar los siguientes endpoints <text:span text:style-name="T1">con la arquitectura vista en clase</text:span>:</text:p>
      <text:p text:style-name="P2"/>
      <text:list text:style-name="L1">
        <text:list-item>
          <text:p text:style-name="P3">GET localhost:8080/api/orders (<text:span text:style-name="T2">5</text:span> pts)</text:p>
          <text:p text:style-name="P3"/>
          <text:p text:style-name="P3"><text:span text:style-name="T3">Listado de todos los pedidos. La información de cada pedido será:</text:span></text:p>
          <text:p text:style-name="P3"><text:span text:style-name="T3"/></text:p>
          <text:p text:style-name="P4"><text:span text:style-name="T4">{</text:span></text:p>
        </text:list-item>
      </text:list>
      <text:p text:style-name="P5">        <text:s text:c="8"/><text:span text:style-name="T5">"id"</text:span><text:span text:style-name="T6">: </text:span><text:span text:style-name="T7">1</text:span><text:span text:style-name="T6">,</text:span></text:p>
      <text:p text:style-name="P6">        <text:s text:c="8"/><text:span text:style-name="T5">"orderDate"</text:span><text:span text:style-name="T6">: “</text:span><text:span text:style-name="T8">2023-11-30”</text:span><text:span text:style-name="T6">,</text:span></text:p>
      <text:p text:style-name="P6">        <text:s text:c="8"/><text:span text:style-name="T5">"deliveryDate"</text:span><text:span text:style-name="T6">: “</text:span><text:span text:style-name="T8">2023-12-05”</text:span><text:span text:style-name="T6">,</text:span></text:p>
      <text:p text:style-name="P6">        <text:s text:c="8"/><text:span text:style-name="T5">"status"</text:span><text:span text:style-name="T6">: </text:span><text:span text:style-name="T9">"DELIVERED"</text:span><text:span text:style-name="T6">,</text:span></text:p>
      <text:p text:style-name="P5">        <text:s text:c="8"/><text:span text:style-name="T5">"total"</text:span><text:span text:style-name="T6">: </text:span><text:span text:style-name="T8">85.50</text:span></text:p>
      <text:p text:style-name="P5">    <text:s text:c="7"/><text:span text:style-name="T6">}</text:span></text:p>
      <text:list text:continue-numbering="true" text:style-name="L1">
        <text:list-header>
          <text:p text:style-name="P3"><text:span text:style-name="T3"/></text:p>
        </text:list-header>
      </text:list>
      <text:p text:style-name="P2"/>
      <text:list text:continue-numbering="true" text:style-name="L1">
        <text:list-item>
          <text:p text:style-name="P3">GET localhost:8080/api/orders/{id} (<text:span text:style-name="T2">5</text:span> pts)</text:p>
          <text:p text:style-name="P3"/>
          <text:p text:style-name="P7">Detalle de un pedido, con la siguiente información <text:span text:style-name="T2">(</text:span><text:span text:style-name="T10">la imagen no tiene porqué coincidir con los datos reales</text:span><text:span text:style-name="T2">)</text:span>:</text:p>
          <text:p text:style-name="P7"/>
          <text:p text:style-name="P8">{</text:p>
        </text:list-item>
      </text:list>
      <text:p text:style-name="P5"><text:s text:c="2"/>    <text:s text:c="10"/><text:span text:style-name="T5">"id"</text:span><text:span text:style-name="T6">: </text:span><text:span text:style-name="T7">5</text:span><text:span text:style-name="T6">,</text:span></text:p>
      <text:p text:style-name="P5">    <text:s text:c="12"/><text:span text:style-name="T5">"orderDate"</text:span><text:span text:style-name="T6">: </text:span><text:span text:style-name="T9">"2024-03-20"</text:span><text:span text:style-name="T6">,</text:span></text:p>
      <text:p text:style-name="P5">    <text:s text:c="12"/><text:span text:style-name="T5">"deliveryDate"</text:span><text:span text:style-name="T6">: </text:span><text:span text:style-name="T9">"2024-03-25"</text:span><text:span text:style-name="T6">,</text:span></text:p>
      <text:p text:style-name="P5">    <text:s text:c="12"/><text:span text:style-name="T5">"status"</text:span><text:span text:style-name="T6">: </text:span><text:span text:style-name="T9">"DELIVERED"</text:span><text:span text:style-name="T6">,</text:span></text:p>
      <text:p text:style-name="P5">    <text:s text:c="12"/><text:span text:style-name="T5">"total"</text:span><text:span text:style-name="T6">: </text:span><text:span text:style-name="T7">61.40</text:span><text:span text:style-name="T6">,</text:span></text:p>
      <text:p text:style-name="P5">    <text:s text:c="12"/><text:span text:style-name="T5">"user"</text:span><text:span text:style-name="T6">: {</text:span></text:p>
      <text:p text:style-name="P5">        <text:s text:c="11"/><text:span text:style-name="T5">"name"</text:span><text:span text:style-name="T6">: </text:span><text:span text:style-name="T9">"Ana Martínez Sánchez"</text:span><text:span text:style-name="T6">,</text:span></text:p>
      <text:p text:style-name="P5">        <text:s text:c="11"/><text:span text:style-name="T5">"address"</text:span><text:span text:style-name="T6">: </text:span><text:span text:style-name="T9">"Calle User2"</text:span><text:span text:style-name="T6">,</text:span></text:p>
      <text:p text:style-name="P5">        <text:s text:c="11"/><text:span text:style-name="T5">"admin"</text:span><text:span text:style-name="T6">: </text:span><text:span text:style-name="T8">false</text:span></text:p>
      <text:p text:style-name="P5">    <text:s text:c="12"/><text:span text:style-name="T6">},</text:span></text:p>
      <text:p text:style-name="P5">    <text:s text:c="11"/><text:span text:style-name="T5">"orderDetails"</text:span><text:span text:style-name="T6">: [</text:span></text:p>
      <text:p text:style-name="P5"><text:span text:style-name="T6">        <text:s text:c="3"/>{</text:span></text:p>
      <text:p text:style-name="P5">            <text:s text:c="12"/><text:span text:style-name="T5">"quantity"</text:span><text:span text:style-name="T6">: </text:span><text:span text:style-name="T7">1</text:span><text:span text:style-name="T6">,</text:span></text:p>
      <text:p text:style-name="P5"><text:tab/>            <text:span text:style-name="T5">"price"</text:span><text:span text:style-name="T6">: </text:span><text:span text:style-name="T7">11.50</text:span><text:span text:style-name="T6">,</text:span></text:p>
      <text:p text:style-name="P5">            <text:tab/><text:span text:style-name="T5">"book"</text:span><text:span text:style-name="T6">: {</text:span></text:p>
      <text:p text:style-name="P9"><text:span text:style-name="T5"><text:s text:c="15"/>"id"</text:span><text:span text:style-name="T6">: </text:span><text:span text:style-name="T11">3</text:span><text:span text:style-name="T6">,</text:span></text:p>
      <text:p text:style-name="P9"><text:tab/>            <text:s text:c="3"/><text:span text:style-name="T5">"isbn"</text:span><text:span text:style-name="T6">: </text:span><text:span text:style-name="T9">"9786074213485"</text:span><text:span text:style-name="T6">,</text:span></text:p>
      <text:p text:style-name="P5">            <text:tab/>   <text:span text:style-name="T5">"title"</text:span><text:span text:style-name="T6">: </text:span><text:span text:style-name="T9">"La insorportable levedad del ser"</text:span></text:p>
      <text:p text:style-name="P5"><text:tab/>          <text:s text:c="2"/><text:span text:style-name="T6">}</text:span></text:p>
      <text:p text:style-name="P5"><text:tab/>        <text:span text:style-name="T6">},</text:span></text:p>
      <text:p text:style-name="P5">        <text:s text:c="12"/><text:span text:style-name="T6">{</text:span></text:p>
      <text:p text:style-name="P9"><text:soft-page-break/>            <text:s text:c="12"/><text:span text:style-name="T5">"quantity"</text:span><text:span text:style-name="T6">: </text:span><text:span text:style-name="T7">2</text:span><text:span text:style-name="T6">,</text:span></text:p>
      <text:p text:style-name="P5">            <text:s text:c="12"/><text:span text:style-name="T5">"price"</text:span><text:span text:style-name="T6">: </text:span><text:span text:style-name="T7">20.30</text:span><text:span text:style-name="T6">,</text:span></text:p>
      <text:p text:style-name="P5">            <text:s text:c="12"/><text:span text:style-name="T5">"book"</text:span><text:span text:style-name="T6">: {</text:span></text:p>
      <text:p text:style-name="P9"><text:span text:style-name="T5"><text:s text:c="15"/>"id"</text:span><text:span text:style-name="T6">: </text:span><text:span text:style-name="T11">4</text:span><text:span text:style-name="T6">,</text:span></text:p>
      <text:p text:style-name="P9">                <text:s text:c="11"/><text:span text:style-name="T5">"isbn"</text:span><text:span text:style-name="T6">: </text:span><text:span text:style-name="T9">"9788466338141"</text:span><text:span text:style-name="T6">,</text:span></text:p>
      <text:p text:style-name="P5">                <text:s text:c="11"/><text:span text:style-name="T5">"title"</text:span><text:span text:style-name="T6">: </text:span><text:span text:style-name="T9">"La isla del día de antes"</text:span></text:p>
      <text:p text:style-name="P5">            <text:s text:c="12"/><text:span text:style-name="T6">}</text:span></text:p>
      <text:p text:style-name="P5">        <text:s text:c="12"/><text:span text:style-name="T6">},</text:span></text:p>
      <text:p text:style-name="P5"><text:span text:style-name="T6">        <text:s text:c="3"/>{</text:span></text:p>
      <text:p text:style-name="P5">            <text:s text:c="12"/><text:span text:style-name="T5">"quantity"</text:span><text:span text:style-name="T6">: </text:span><text:span text:style-name="T7">1</text:span><text:span text:style-name="T6">,</text:span></text:p>
      <text:p text:style-name="P5">            <text:s text:c="12"/><text:span text:style-name="T5">"price"</text:span><text:span text:style-name="T6">: </text:span><text:span text:style-name="T7">9.30</text:span><text:span text:style-name="T6">,</text:span></text:p>
      <text:p text:style-name="P5">            <text:s text:c="12"/><text:span text:style-name="T5">"book"</text:span><text:span text:style-name="T6">: {</text:span></text:p>
      <text:p text:style-name="P9"><text:span text:style-name="T5"><text:s text:c="15"/>"id"</text:span><text:span text:style-name="T6">: </text:span><text:span text:style-name="T11">5</text:span><text:span text:style-name="T6">,</text:span></text:p>
      <text:p text:style-name="P9">                <text:s text:c="11"/><text:span text:style-name="T5">"isbn"</text:span><text:span text:style-name="T6">: </text:span><text:span text:style-name="T9">"9788448022440"</text:span><text:span text:style-name="T6">,</text:span></text:p>
      <text:p text:style-name="P5">                <text:s text:c="11"/><text:span text:style-name="T5">"title"</text:span><text:span text:style-name="T6">: </text:span><text:span text:style-name="T9">"Buenos presagios"</text:span></text:p>
      <text:p text:style-name="P5">            <text:s text:c="12"/><text:span text:style-name="T6">}</text:span></text:p>
      <text:p text:style-name="P5">        <text:s text:c="11"/><text:span text:style-name="T6">}</text:span></text:p>
      <text:p text:style-name="P5">    <text:s text:c="11"/><text:span text:style-name="T6">]</text:span></text:p>
      <text:p text:style-name="P10"><text:s text:c="6"/>}</text:p>
      <text:list text:continue-numbering="true" text:style-name="L1">
        <text:list-header>
          <text:p text:style-name="P7"/>
        </text:list-header>
        <text:list-item>
          <text:p text:style-name="P3">POST localhost:8080/api<text:span text:style-name="T12">/</text:span>orders/<text:span text:style-name="T13">{id</text:span><text:span text:style-name="T14">Order</text:span><text:span text:style-name="T13">}/</text:span><text:span text:style-name="T14">books/{idBook}</text:span> (<text:span text:style-name="T2">1</text:span> pt)</text:p>
          <text:p text:style-name="P3"/>
          <text:p text:style-name="P7">Insertar un libro a un pedido. La información que se le pasará será la cantidad <text:span text:style-name="T2">y el </text:span>precio:</text:p>
          <text:p text:style-name="P7"/>
          <text:p text:style-name="P11">{</text:p>
        </text:list-item>
      </text:list>
      <text:p text:style-name="P5">    <text:s text:c="12"/><text:span text:style-name="T5">"quantity"</text:span><text:span text:style-name="T6">: </text:span><text:span text:style-name="T7">2</text:span><text:span text:style-name="T6">,</text:span></text:p>
      <text:p text:style-name="P5">    <text:s text:c="12"/><text:span text:style-name="T5">"price"</text:span><text:span text:style-name="T6">: </text:span><text:span text:style-name="T7">23.40</text:span></text:p>
      <text:p text:style-name="P10"><text:s text:c="7"/>}</text:p>
      <text:list text:continue-numbering="true" text:style-name="L1">
        <text:list-header>
          <text:p text:style-name="P12"/>
        </text:list-header>
      </text:list>
      <text:p text:style-name="P2"/>
      <text:p text:style-name="P13">Notas:</text:p>
      <text:p text:style-name="P13"/>
      <text:list text:style-name="L2">
        <text:list-item>
          <text:p text:style-name="P14">El <text:span text:style-name="T1">campo status en la bbdd es de tipo númerico. La correspondencia será</text:span>:</text:p>
          <text:list>
            <text:list-item>
              <text:p text:style-name="P15">0 → Pending</text:p>
            </text:list-item>
            <text:list-item>
              <text:p text:style-name="P15">1 → Actuated</text:p>
            </text:list-item>
            <text:list-item>
              <text:p text:style-name="P15">2 → Cancelled</text:p>
            </text:list-item>
            <text:list-item>
              <text:p text:style-name="P15">3 → In transit</text:p>
            </text:list-item>
            <text:list-item>
              <text:p text:style-name="P15">4 → Delivered</text:p>
              <text:p text:style-name="P15"/>
            </text:list-item>
          </text:list>
        </text:list-item>
        <text:list-item>
          <text:p text:style-name="P16">No hace falta implementar los métodos que no se vayan a usar (por ejemplo, el método save() de OrderRespository no implementar el insert).</text:p>
          <text:p text:style-name="P16"/>
        </text:list-item>
        <text:list-item>
          <text:p text:style-name="P16">Podéis crear los modelos de dominio o presentación como queráis (siempre que tenga lógica). No hace falta que penséis en funcionalidad futur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entury Gothic" svg:font-family="'Century Gothic'" style:font-family-generic="swiss" style:font-pitch="variable"/>
    <style:font-face style:name="IBMPlexMono" svg:font-family="IBMPlexMono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00" loext:opacity="100%" style:text-line-through-style="none" style:text-line-through-type="none" style:text-underline-style="none"/>
    </style:style>
    <style:style style:name="Page_20_Number" style:display-name="Page Number" style:family="text" style:parent-style-name="Fuente_20_de_20_párrafo_20_predeter."/>
    <style:style style:name="Encabezado_20_Car" style:display-name="Encabezado Car" style:family="tex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language="none" fo:country="none" style:language-asian="none" style:country-asian="none"/>
    </style:style>
    <style:style style:name="MP2" style:family="paragraph" style:parent-style-name="Header">
      <style:text-properties fo:language="none" fo:country="none" style:language-asian="none" style:country-asian="none"/>
    </style:style>
    <style:style style:name="MP3" style:family="paragraph" style:parent-style-name="Header">
      <style:paragraph-properties fo:text-align="center" style:justify-single-word="false">
        <style:tab-stops>
          <style:tab-stop style:position="12.002cm"/>
        </style:tab-stops>
      </style:paragraph-properties>
      <style:text-properties style:font-name="Century Gothic" fo:font-size="14pt" style:font-size-asian="14pt" style:font-name-complex="Century Gothic" style:font-size-complex="14pt"/>
    </style:style>
    <style:style style:name="MP4" style:family="paragraph" style:parent-style-name="Standard">
      <loext:graphic-properties draw:fill="solid" draw:fill-color="#d9d9d9"/>
      <style:paragraph-properties fo:background-color="#d9d9d9" fo:padding-left="0.141cm" fo:padding-right="0.141cm" fo:padding-top="0.035cm" fo:padding-bottom="0.035cm" fo:border="0.51pt solid #000000" style:shadow="none"/>
    </style:style>
    <style:style style:name="MP5" style:family="paragraph" style:parent-style-name="Standard">
      <loext:graphic-properties draw:fill="solid" draw:fill-color="#d9d9d9"/>
      <style:paragraph-properties fo:background-color="#d9d9d9" fo:padding-left="0.141cm" fo:padding-right="0.141cm" fo:padding-top="0.035cm" fo:padding-bottom="0.035cm" fo:border="0.51pt solid #000000" style:shadow="none"/>
      <style:text-properties style:font-name="Century Gothic" fo:font-size="11pt" fo:font-weight="bold" style:font-size-asian="11pt" style:font-weight-asian="bold" style:font-name-complex="Century Gothic" style:font-size-complex="11pt"/>
    </style:style>
    <style:style style:name="MT1" style:family="text">
      <style:text-properties style:font-name="Century Gothic" fo:font-size="14pt" style:font-size-asian="14pt" style:font-name-complex="Century Gothic" style:font-size-complex="14pt"/>
    </style:style>
    <style:style style:name="MT2" style:family="text">
      <style:text-properties style:font-name="Century Gothic" fo:font-size="11pt" fo:font-weight="bold" style:font-size-asian="11pt" style:font-weight-asian="bold" style:font-name-complex="Century Gothic" style:font-size-complex="11pt"/>
    </style:style>
    <style:style style:name="MT3" style:family="text">
      <style:text-properties style:font-name="Century Gothic" fo:font-size="11pt" fo:font-weight="bold" officeooo:rsid="000655d9" style:font-size-asian="11pt" style:font-weight-asian="bold" style:font-name-complex="Century Gothic" style:font-size-complex="11pt"/>
    </style:style>
    <style:style style:name="MT4" style:family="text">
      <style:text-properties style:font-name="Century Gothic" fo:font-size="7pt" fo:language="ca" fo:country="ES" style:font-name-asian="Century Gothic" style:font-size-asian="7pt" style:font-name-complex="Century Gothic" style:font-size-complex="7pt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6cm" fo:padding-right="0.256cm" fo:padding-top="0.129cm" fo:padding-bottom="0.129cm" fo:border="none"/>
    </style:style>
    <style:style style:name="Mfr3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251cm" fo:margin-left="2.501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706cm" fo:margin-bottom="3.607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2.263cm" svg:y="-0.339cm" svg:width="5.371cm" svg:height="1.217cm" draw:z-index="1"><draw:image xlink:href="Pictures/10000000000006000000015E53BB01D5.png" xlink:type="simple" xlink:show="embed" xlink:actuate="onLoad" draw:mime-type="image/png"/></draw:frame></text:p>
        <text:p text:style-name="MP2"><draw:frame draw:style-name="Mfr2" draw:name="Marco1" text:anchor-type="char" svg:x="5.399cm" svg:y="0.392cm" svg:width="12.764cm" svg:height="2.671cm" draw:z-index="5"><draw:text-box><text:p text:style-name="MP3">EXAMEN<text:span text:style-name="MT1"/></text:p><text:p text:style-name="MP4"><text:span text:style-name="MT2">MÒDUL: </text:span><text:span text:style-name="MT3">DWS</text:span><text:span text:style-name="MT2"><text:tab/><text:tab/><text:tab/><text:tab/><text:tab/><text:tab/>DATA: </text:span><text:span text:style-name="MT3">04/12/2024</text:span></text:p><text:p text:style-name="MP5">NOM: </text:p></draw:text-box></draw:frame></text:p>
        <text:p text:style-name="Header"/>
        <text:p text:style-name="Header"/>
        <text:p text:style-name="Header"/>
        <text:p text:style-name="MP2"><draw:frame draw:style-name="Mfr3" draw:name="Imagen 2" text:anchor-type="char" svg:x="1.101cm" svg:y="1cm" svg:width="6.668cm" svg:height="2.223cm" draw:z-index="3"><draw:image xlink:href="Pictures/100000000000070800000258D02081F6.png" xlink:type="simple" xlink:show="embed" xlink:actuate="onLoad" draw:mime-type="image/png"/></draw:frame></text:p>
      </style:header>
      <style:footer>
        <text:p text:style-name="Footer"><draw:frame draw:style-name="Mfr4" draw:name="Imagen1" text:anchor-type="char" svg:x="-1.672cm" svg:y="-0.644cm" svg:width="1.926cm" svg:height="1.842cm" draw:z-index="7"><draw:image xlink:href="Pictures/10000001000000B2000000AA2CD25B41.png" xlink:type="simple" xlink:show="embed" xlink:actuate="onLoad" draw:mime-type="image/png"/></draw:frame><text:span text:style-name="Page_20_Number"><text:span text:style-name="MT4"><text:s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casa</meta:initial-creator>
    <meta:creation-date>2015-11-06T12:49:00</meta:creation-date>
    <dc:date>2024-12-02T10:50:18.740000000</dc:date>
    <meta:editing-cycles>8</meta:editing-cycles>
    <meta:editing-duration>PT50M16S</meta:editing-duration>
    <meta:generator>LibreOffice/24.8.2.1$Windows_X86_64 LibreOffice_project/0f794b6e29741098670a3b95d60478a65d05ef13</meta:generator>
    <meta:document-statistic meta:table-count="0" meta:image-count="3" meta:object-count="0" meta:page-count="2" meta:paragraph-count="84" meta:word-count="285" meta:character-count="2530" meta:non-whitespace-character-count="1473"/>
  </office:meta>
</office:document-meta>
</file>